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5.74cm"/>
    </style:style>
    <style:style style:name="co3" style:family="table-column">
      <style:table-column-properties fo:break-before="auto" style:column-width="8.541cm"/>
    </style:style>
    <style:style style:name="co4" style:family="table-column">
      <style:table-column-properties fo:break-before="auto" style:column-width="5.516cm"/>
    </style:style>
    <style:style style:name="co5" style:family="table-column">
      <style:table-column-properties fo:break-before="auto" style:column-width="4.844cm"/>
    </style:style>
    <style:style style:name="co6" style:family="table-column">
      <style:table-column-properties fo:break-before="auto" style:column-width="1.792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332cm" fo:break-before="auto" style:use-optimal-row-height="true"/>
    </style:style>
    <style:style style:name="ta1" style:family="table" style:master-page-name="PageStyle_5f_Driver">
      <style:table-properties table:display="true" style:writing-mode="lr-tb"/>
    </style:style>
    <style:style style:name="ta2" style:family="table" style:master-page-name="PageStyle_5f_Goal">
      <style:table-properties table:display="true" style:writing-mode="lr-tb"/>
    </style:style>
    <style:style style:name="ta3" style:family="table" style:master-page-name="PageStyle_5f_Objective">
      <style:table-properties table:display="true" style:writing-mode="lr-tb"/>
    </style:style>
    <number:number-style style:name="N5001" number:language="en" number:country="GB">
      <number:number number:decimal-places="0" number:min-integer-digits="1"/>
    </number:number-style>
    <style:style style:name="ce1" style:family="table-cell" style:parent-style-name="Excel_20_Built-in_20_Normal">
      <style:table-cell-properties fo:border-bottom="0.088cm solid #000000" fo:background-color="#0033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0033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003366" style:diagonal-bl-tr="none" style:diagonal-tl-br="none" fo:border-left="none" fo:border-right="none" fo:border-top="0.088cm solid #000000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Excel_20_Built-in_20_Normal" style:data-style-name="N50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 style:data-style-name="N106">
      <style:table-cell-properties fo:border-bottom="0.035cm solid #000000" fo:background-color="#0033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69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6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3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0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riv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table:number-columns-spanned="4" table:number-rows-spanned="1">
            <text:p>Driver (Motivation Extension)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>
            <office:annotation draw:style-name="gr1" draw:text-style-name="P1" svg:width="2.927cm" svg:height="1.781cm" svg:x="2.487cm" svg:y="0.771cm" draw:caption-point-x="-0.35cm" draw:caption-point-y="0.398cm">
              <dc:creator>AJ</dc:creator>
              <dc:date>2010-04-22T00:00:00</dc:date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2" draw:text-style-name="P1" svg:width="2.337cm" svg:height="1.781cm" svg:x="8.205cm" svg:y="0.771cm" draw:caption-point-x="-0.35cm" draw:caption-point-y="0.398cm">
              <dc:creator>AJ</dc:creator>
              <dc:date>2010-04-22T00:00:00</dc:date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3" draw:text-style-name="P1" svg:width="2.927cm" svg:height="1.781cm" svg:x="16.714cm" svg:y="0.771cm" draw:caption-point-x="-0.35cm" draw:caption-point-y="0.398cm">
              <dc:creator>AJ</dc:creator>
              <dc:date>2010-04-22T00:00:00</dc:date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4" draw:text-style-name="P1" svg:width="2.36cm" svg:height="3.361cm" svg:x="22.209cm" svg:y="0.771cm" draw:caption-point-x="-0.35cm" draw:caption-point-y="0.398cm">
              <dc:creator>AJ</dc:creator>
              <dc:date>2010-04-22T00:00:00</dc:date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5" draw:text-style-name="P1" svg:width="3.594cm" svg:height="1.781cm" svg:x="27.035cm" svg:y="0.771cm" draw:caption-point-x="-0.35cm" draw:caption-point-y="0.398cm">
              <dc:creator>AJ</dc:creator>
              <dc:date>2010-04-22T00:00:00</dc:date>
              <text:p text:style-name="P1">Location from where the</text:p>
              <text:p text:style-name="P1">information was collected.</text:p>
            </office:annotation>
            <text:p>Source</text:p>
          </table:table-cell>
          <table:table-cell table:style-name="ce11" office:value-type="string">
            <office:annotation draw:style-name="gr3" draw:text-style-name="P1" svg:width="2.67cm" svg:height="1.386cm" svg:x="28.843cm" svg:y="0.771cm" draw:caption-point-x="-0.373cm" draw:caption-point-y="0.398cm">
              <dc:creator>AJ</dc:creator>
              <dc:date>2010-04-22T00:00:00</dc:date>
              <text:p text:style-name="P1">Owner of the architecture object.</text:p>
            </office:annotation>
            <text:p>Owner</text:p>
          </table:table-cell>
          <table:table-cell table:style-name="ce16" table:number-columns-repeated="1018"/>
        </table:table-row>
        <table:table-row table:style-name="ro3">
          <table:table-cell table:style-name="ce3" office:value-type="string">
            <text:p>BA_DRV_01</text:p>
          </table:table-cell>
          <table:table-cell table:style-name="ce3"/>
          <table:table-cell table:style-name="ce6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02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03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04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05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06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07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08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09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10</text:p>
          </table:table-cell>
          <table:table-cell table:style-name="ce3"/>
          <table:table-cell table:style-name="ce8"/>
          <table:table-cell table:style-name="ce13"/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BA_DRV_11</text:p>
          </table:table-cell>
          <table:table-cell table:style-name="ce3"/>
          <table:table-cell table:style-name="ce9"/>
          <table:table-cell table:style-name="ce14"/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BA_DRV_12</text:p>
          </table:table-cell>
          <table:table-cell table:style-name="ce3"/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13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14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15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16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17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18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19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DRV_20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table:number-columns-repeated="3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3"/>
          <table:table-cell table:number-columns-repeated="1018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oal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table:number-columns-spanned="4" table:number-rows-spanned="1">
            <text:p>Goal (Motivation Extension)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>
            <office:annotation draw:style-name="gr1" draw:text-style-name="P1" svg:width="2.927cm" svg:height="1.781cm" svg:x="2.487cm" svg:y="0.771cm" draw:caption-point-x="-0.35cm" draw:caption-point-y="0.398cm">
              <dc:creator>AJ</dc:creator>
              <dc:date>2010-04-22T00:00:00</dc:date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2" draw:text-style-name="P1" svg:width="2.337cm" svg:height="1.781cm" svg:x="8.205cm" svg:y="0.771cm" draw:caption-point-x="-0.35cm" draw:caption-point-y="0.398cm">
              <dc:creator>AJ</dc:creator>
              <dc:date>2010-04-22T00:00:00</dc:date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3" draw:text-style-name="P1" svg:width="2.927cm" svg:height="1.781cm" svg:x="16.714cm" svg:y="0.771cm" draw:caption-point-x="-0.35cm" draw:caption-point-y="0.398cm">
              <dc:creator>AJ</dc:creator>
              <dc:date>2010-04-22T00:00:00</dc:date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4" draw:text-style-name="P1" svg:width="2.36cm" svg:height="3.361cm" svg:x="22.209cm" svg:y="0.771cm" draw:caption-point-x="-0.35cm" draw:caption-point-y="0.398cm">
              <dc:creator>AJ</dc:creator>
              <dc:date>2010-04-22T00:00:00</dc:date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5" draw:text-style-name="P1" svg:width="3.594cm" svg:height="1.781cm" svg:x="27.035cm" svg:y="0.771cm" draw:caption-point-x="-0.35cm" draw:caption-point-y="0.398cm">
              <dc:creator>AJ</dc:creator>
              <dc:date>2010-04-22T00:00:00</dc:date>
              <text:p text:style-name="P1">Location from where the</text:p>
              <text:p text:style-name="P1">information was collected.</text:p>
            </office:annotation>
            <text:p>Source</text:p>
          </table:table-cell>
          <table:table-cell table:style-name="ce11" office:value-type="string">
            <office:annotation draw:style-name="gr3" draw:text-style-name="P1" svg:width="2.67cm" svg:height="1.386cm" svg:x="28.843cm" svg:y="0.771cm" draw:caption-point-x="-0.373cm" draw:caption-point-y="0.398cm">
              <dc:creator>AJ</dc:creator>
              <dc:date>2010-04-22T00:00:00</dc:date>
              <text:p text:style-name="P1">Owner of the architecture object.</text:p>
            </office:annotation>
            <text:p>Owner</text:p>
          </table:table-cell>
          <table:table-cell table:style-name="ce16" table:number-columns-repeated="1018"/>
        </table:table-row>
        <table:table-row table:style-name="ro3">
          <table:table-cell table:style-name="ce3" office:value-type="string">
            <text:p>BA_GOL_01</text:p>
          </table:table-cell>
          <table:table-cell table:style-name="ce3"/>
          <table:table-cell table:style-name="ce6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02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03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04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05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06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07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08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09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10</text:p>
          </table:table-cell>
          <table:table-cell table:style-name="ce3"/>
          <table:table-cell table:style-name="ce8"/>
          <table:table-cell table:style-name="ce13"/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BA_GOL_11</text:p>
          </table:table-cell>
          <table:table-cell table:style-name="ce3"/>
          <table:table-cell table:style-name="ce9"/>
          <table:table-cell table:style-name="ce14"/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BA_GOL_12</text:p>
          </table:table-cell>
          <table:table-cell table:style-name="ce3"/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13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14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15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16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17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18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19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GOL_20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table:number-columns-repeated="3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3"/>
          <table:table-cell table:number-columns-repeated="1018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bjective" table:style-name="ta3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table:number-columns-spanned="4" table:number-rows-spanned="1">
            <text:p>Objective (Motivation Extension)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>
            <office:annotation draw:style-name="gr1" draw:text-style-name="P1" svg:width="2.927cm" svg:height="1.781cm" svg:x="2.487cm" svg:y="0.771cm" draw:caption-point-x="-0.35cm" draw:caption-point-y="0.398cm">
              <dc:creator>AJ</dc:creator>
              <dc:date>2010-04-22T00:00:00</dc:date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2" draw:text-style-name="P1" svg:width="2.337cm" svg:height="1.781cm" svg:x="8.205cm" svg:y="0.771cm" draw:caption-point-x="-0.35cm" draw:caption-point-y="0.398cm">
              <dc:creator>AJ</dc:creator>
              <dc:date>2010-04-22T00:00:00</dc:date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3" draw:text-style-name="P1" svg:width="2.927cm" svg:height="1.781cm" svg:x="16.714cm" svg:y="0.771cm" draw:caption-point-x="-0.35cm" draw:caption-point-y="0.398cm">
              <dc:creator>AJ</dc:creator>
              <dc:date>2010-04-22T00:00:00</dc:date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4" draw:text-style-name="P1" svg:width="2.36cm" svg:height="3.361cm" svg:x="22.209cm" svg:y="0.771cm" draw:caption-point-x="-0.35cm" draw:caption-point-y="0.398cm">
              <dc:creator>AJ</dc:creator>
              <dc:date>2010-04-22T00:00:00</dc:date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5" draw:text-style-name="P1" svg:width="3.594cm" svg:height="1.781cm" svg:x="27.035cm" svg:y="0.771cm" draw:caption-point-x="-0.35cm" draw:caption-point-y="0.398cm">
              <dc:creator>AJ</dc:creator>
              <dc:date>2010-04-22T00:00:00</dc:date>
              <text:p text:style-name="P1">Location from where the</text:p>
              <text:p text:style-name="P1">information was collected.</text:p>
            </office:annotation>
            <text:p>Source</text:p>
          </table:table-cell>
          <table:table-cell table:style-name="ce11" office:value-type="string">
            <office:annotation draw:style-name="gr3" draw:text-style-name="P1" svg:width="2.67cm" svg:height="1.386cm" svg:x="28.843cm" svg:y="0.771cm" draw:caption-point-x="-0.373cm" draw:caption-point-y="0.398cm">
              <dc:creator>AJ</dc:creator>
              <dc:date>2010-04-22T00:00:00</dc:date>
              <text:p text:style-name="P1">Owner of the architecture object.</text:p>
            </office:annotation>
            <text:p>Owner</text:p>
          </table:table-cell>
          <table:table-cell table:style-name="ce16" table:number-columns-repeated="1018"/>
        </table:table-row>
        <table:table-row table:style-name="ro3">
          <table:table-cell table:style-name="ce3" office:value-type="string">
            <text:p>BA_OBJ_01</text:p>
          </table:table-cell>
          <table:table-cell table:style-name="ce3"/>
          <table:table-cell table:style-name="ce6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02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03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04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05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06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07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08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09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10</text:p>
          </table:table-cell>
          <table:table-cell table:style-name="ce3"/>
          <table:table-cell table:style-name="ce8"/>
          <table:table-cell table:style-name="ce13"/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BA_OBJ_11</text:p>
          </table:table-cell>
          <table:table-cell table:style-name="ce3"/>
          <table:table-cell table:style-name="ce9"/>
          <table:table-cell table:style-name="ce14"/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BA_OBJ_12</text:p>
          </table:table-cell>
          <table:table-cell table:style-name="ce3"/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13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14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15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16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17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18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19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OBJ_20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table:number-columns-repeated="3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3"/>
          <table:table-cell table:number-columns-repeated="1018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106P0" style:volatile="true">
      <number:month/>
      <number:text>/</number:text>
      <number:day/>
      <number:text>/</number:text>
      <number:year/>
    </number:date-style>
    <number:text-style style:name="N106">
      <number:text-content/>
      <style:map style:condition="value()&gt;=0" style:apply-style-name="N106P0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3cm" fo:margin-left="1.7cm" fo:margin-right="1.7cm" style:print-page-order="ttb" style:first-page-number="continue" style:scale-to-X="1" style:scale-to-Y="4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iver" style:display-name="PageStyle_Dri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al" style:display-name="PageStyle_Go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ctive" style:display-name="PageStyle_Objectiv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81" meta:object-count="0"/>
    <meta:generator>OpenOffice.org/3.2$Unix OpenOffice.org_project/320m12$Build-9483</meta:generator>
  </office:meta>
</office:document-meta>
</file>